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153721805526773542" text:style-name="L1">
        <text:list-item>
          <text:list>
            <text:list-header>
              <text:p text:style-name="P9">34.8 miles in the last week</text:p>
              <text:p text:style-name="P10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735013737289752451" text:style-name="L2">
        <text:list-item>
          <text:list>
            <text:list-header>
              <text:p text:style-name="P12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40223815" text:continue-numbering="true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8"/>
      <text:p text:style-name="P8"><text:s text:c="2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30T20:01:59.05</dc:date>
    <dc:creator>James Lombardi</dc:creator>
    <meta:editing-duration>PT23H43M54S</meta:editing-duration>
    <meta:editing-cycles>138</meta:editing-cycles>
    <meta:generator>OpenOffice/4.1.2$Win32 OpenOffice.org_project/412m3$Build-9782</meta:generator>
    <meta:document-statistic meta:table-count="0" meta:image-count="0" meta:object-count="0" meta:page-count="5" meta:paragraph-count="110" meta:word-count="1771" meta:character-count="8501"/>
  </office:meta>
</office:document-meta>
</file>